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E0000005E87693D6A068903B1.png" manifest:media-type="image/png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alc_5f_data" style:display-name="calc_data" style:family="table">
      <style:table-properties style:width="27.7cm" table:align="margins" style:writing-mode="page" table:border-model="collapsing"/>
    </style:style>
    <style:style style:name="calc_5f_data.A" style:display-name="calc_data.A" style:family="table-column">
      <style:table-column-properties style:column-width="5.54cm" style:rel-column-width="13107*"/>
    </style:style>
    <style:style style:name="calc_5f_data.A1" style:display-name="calc_data.A1" style:family="table-cell">
      <style:table-cell-properties style:vertical-align="middle" fo:padding="0.097cm" fo:border-left="1pt solid #000000" fo:border-right="none" fo:border-top="1pt solid #000000" fo:border-bottom="0.5pt solid #000000"/>
    </style:style>
    <style:style style:name="calc_5f_data.E1" style:display-name="calc_data.E1" style:family="table-cell">
      <style:table-cell-properties style:vertical-align="middle" fo:padding="0.097cm" fo:border-left="0.5pt solid #000000" fo:border-right="1pt solid #000000" fo:border-top="1pt solid #000000" fo:border-bottom="0.5pt solid #000000"/>
    </style:style>
    <style:style style:name="calc_5f_data.A2" style:display-name="calc_data.A2" style:family="table-cell">
      <style:table-cell-properties style:vertical-align="middle" fo:padding="0.097cm" fo:border-left="1pt solid #000000" fo:border-right="none" fo:border-top="none" fo:border-bottom="0.5pt solid #000000"/>
    </style:style>
    <style:style style:name="calc_5f_data.B2" style:display-name="calc_data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calc_5f_data.E2" style:display-name="calc_data.E2" style:family="table-cell">
      <style:table-cell-properties style:vertical-align="middle" fo:padding="0.097cm" fo:border-left="0.5pt solid #000000" fo:border-right="1pt solid #000000" fo:border-top="none" fo:border-bottom="0.5pt solid #000000"/>
    </style:style>
    <style:style style:name="calc_5f_data.3" style:display-name="calc_data.3" style:family="table-row">
      <style:table-row-properties style:min-row-height="1.339cm"/>
    </style:style>
    <style:style style:name="calc_5f_data.A3" style:display-name="calc_data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calc_5f_data.C3" style:display-name="calc_data.C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calc_5f_data.E3" style:display-name="calc_data.E3" style:family="table-cell">
      <style:table-cell-properties style:vertical-align="middle" fo:padding="0.097cm" fo:border-left="0.5pt solid #000000" fo:border-right="1pt solid #000000" fo:border-top="none" fo:border-bottom="1pt solid #000000"/>
    </style:style>
    <style:style style:name="P1" style:family="paragraph" style:parent-style-name="Header">
      <style:text-properties fo:language="en" fo:country="US" officeooo:rsid="001d331a" officeooo:paragraph-rsid="00271c74"/>
    </style:style>
    <style:style style:name="P2" style:family="paragraph" style:parent-style-name="Frame_20_contents" style:master-page-name="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font-size="8pt" fo:language="en" fo:country="US" fo:font-weight="normal" officeooo:rsid="0031f177" officeooo:paragraph-rsid="0031f177" style:font-size-asian="7pt" style:font-weight-asian="normal" style:font-size-complex="8pt" style:font-weight-complex="normal"/>
    </style:style>
    <style:style style:name="P3" style:family="paragraph" style:parent-style-name="Frame_20_contents" style:master-page-name="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 style:vertical-align="middle" style:writing-mode="page">
        <style:tab-stops/>
      </style:paragraph-properties>
      <style:text-properties fo:font-size="13pt" fo:language="ru" fo:country="RU" fo:font-weight="bold" officeooo:rsid="001d331a" officeooo:paragraph-rsid="001d331a" style:font-size-asian="11.3500003814697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0cm" fo:margin-right="0.7cm" fo:margin-top="0cm" fo:margin-bottom="0.101cm" loext:contextual-spacing="false" fo:text-align="center" style:justify-single-word="false" fo:text-indent="0cm" style:auto-text-indent="false" fo:background-color="transparent" style:writing-mode="page"/>
      <style:text-properties fo:font-size="12pt" fo:language="ru" fo:country="RU" fo:font-weight="bold" officeooo:rsid="002c6125" officeooo:paragraph-rsid="002c6125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2c6125" officeooo:paragraph-rsid="002c612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officeooo:rsid="002c6125" officeooo:paragraph-rsid="002c6125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.101cm" loext:contextual-spacing="false" fo:text-align="start" style:justify-single-word="false" style:writing-mode="page"/>
      <style:text-properties fo:font-size="12pt" fo:language="ru" fo:country="RU" fo:font-weight="bold" officeooo:rsid="002c6125" officeooo:paragraph-rsid="002c6125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language="en" fo:country="US" officeooo:rsid="00344b85" style:font-size-asian="11pt" style:font-size-complex="11pt"/>
    </style:style>
    <style:style style:name="P10" style:family="paragraph" style:parent-style-name="Standard" style:master-page-name="second_5f_page">
      <style:paragraph-properties fo:margin-top="0cm" fo:margin-bottom="0.101cm" loext:contextual-spacing="false" fo:text-align="center" style:justify-single-word="false" style:page-number="auto" fo:break-before="auto" fo:break-after="auto" style:writing-mode="page"/>
      <style:text-properties fo:font-size="12pt" fo:language="ru" fo:country="RU" fo:font-weight="bold" officeooo:rsid="002b60e2" officeooo:paragraph-rsid="002be6dd" style:font-size-asian="12pt" style:font-weight-asian="bold" style:font-size-complex="12pt" style:font-weight-complex="bold"/>
    </style:style>
    <style:style style:name="P11" style:family="paragraph" style:parent-style-name="Standard" style:list-style-name="Numbering_20_1" style:master-page-name="">
      <loext:graphic-properties draw:fill="none"/>
      <style:paragraph-properties fo:margin-left="1cm" fo:margin-right="0.7cm" fo:margin-top="0cm" fo:margin-bottom="0.101cm" loext:contextual-spacing="false" fo:text-align="justify" style:justify-single-word="false" fo:text-indent="-0.499cm" style:auto-text-indent="false" style:page-number="auto" fo:background-color="transparent" style:writing-mode="page"/>
      <style:text-properties fo:font-size="11pt" fo:language="ru" fo:country="RU" fo:font-weight="normal" officeooo:rsid="002c6125" officeooo:paragraph-rsid="002c6125" style:font-size-asian="11pt" style:font-weight-asian="normal" style:font-size-complex="11pt" style:font-weight-complex="normal"/>
    </style:style>
    <style:style style:name="P12" style:family="paragraph" style:parent-style-name="Standard" style:list-style-name="Numbering_20_1">
      <loext:graphic-properties draw:fill="none"/>
      <style:paragraph-properties fo:margin-left="1cm" fo:margin-right="0.7cm" fo:margin-top="0cm" fo:margin-bottom="0.101cm" loext:contextual-spacing="false" fo:text-align="justify" style:justify-single-word="false" fo:text-indent="-0.499cm" style:auto-text-indent="false" fo:background-color="transparent" style:writing-mode="page"/>
      <style:text-properties fo:font-size="11pt" fo:language="ru" fo:country="RU" fo:font-weight="normal" officeooo:rsid="002c6125" officeooo:paragraph-rsid="002c6125" style:font-size-asian="11pt" style:font-weight-asian="normal" style:font-size-complex="11pt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none" draw:fill-color="#729fc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101cm" fo:margin-right="0.101cm" fo:margin-top="0.101cm" fo:margin-bottom="0.101cm"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494cm" draw:marker-end-width="0.494cm" draw:fill="none" draw:fill-color="#729fcf" draw:textarea-horizontal-align="justify" draw:textarea-vertical-align="middle" draw:auto-grow-height="false" fo:min-height="18.15cm" fo:min-width="27.951cm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асчеты выполнены на ЭВМ по специальной программе расчета согласно требованиям нормативной документации:</text:p>
      <text:list xml:id="list5011720903563417423" text:style-name="Numbering_20_1">
        <text:list-item>
          <text:p text:style-name="P11">РД 03-421-01. Методические указания по проведению диагностирования технического состояния и определению остаточного срока службы сосудов и аппаратов. (применительно)</text:p>
        </text:list-item>
        <text:list-item>
          <text:p text:style-name="P12">Методика диагностирования технического состояния и определения остаточного ресурса технологического оборудования нефтеперерабатывающих, нефтехимических и химических производств (ДиОР-05).</text:p>
        </text:list-item>
        <text:list-item>
          <text:p text:style-name="P12">CТ ЦКБА 024-2006. Арматура трубопроводная. Определение остаточного ресурса и показателей надёжности арматуры.</text:p>
        </text:list-item>
        <text:list-item>
          <text:p text:style-name="P12">Таблица периодичности освидетельствований, контроля технического состояния и экспертного обследования оборудования и трубопроводов ООО "Оренбурггазпром", выработавшего расчетный (назначенный) срок службы (Согласовано с Госгортехнадзором России 03.07.2001 г.).</text:p>
        </text:list-item>
      </text:list>
      <text:p text:style-name="P4"/>
      <text:p text:style-name="P4"/>
      <text:p text:style-name="P4">Расчетные данные</text:p>
      <table:table table:name="calc_data" table:style-name="calc_5f_data">
        <table:table-column table:style-name="calc_5f_data.A" table:number-columns-repeated="5"/>
        <table:table-header-rows>
          <table:table-row>
            <table:table-cell table:style-name="calc_5f_data.A1" table:number-columns-spanned="4" office:value-type="string">
              <text:p text:style-name="P7">Исходные данные</text:p>
            </table:table-cell>
            <table:covered-table-cell/>
            <table:covered-table-cell/>
            <table:covered-table-cell/>
            <table:table-cell table:style-name="calc_5f_data.E1" office:value-type="string">
              <text:p text:style-name="P7">Результаты расчета</text:p>
            </table:table-cell>
          </table:table-row>
        </table:table-header-rows>
        <table:table-row>
          <table:table-cell table:style-name="calc_5f_data.A2" office:value-type="string">
            <text:p text:style-name="P6">Заводской номер арматуры</text:p>
          </table:table-cell>
          <table:table-cell table:style-name="calc_5f_data.B2" office:value-type="string">
            <text:p text:style-name="P6">Основные элементы корпуса</text:p>
          </table:table-cell>
          <table:table-cell table:style-name="calc_5f_data.B2" office:value-type="string">
            <text:p text:style-name="P6">Условный диаметр проходного отверстия, мм</text:p>
          </table:table-cell>
          <table:table-cell table:style-name="calc_5f_data.B2" office:value-type="string">
            <text:p text:style-name="P6">Минимальная измеренная толщина стенки, мм</text:p>
          </table:table-cell>
          <table:table-cell table:style-name="calc_5f_data.E2" office:value-type="string">
            <text:p text:style-name="P6">Остаточный ресурс, лет</text:p>
          </table:table-cell>
        </table:table-row>
        <table:table-row table:style-name="calc_5f_data.3">
          <table:table-cell table:style-name="calc_5f_data.A3" table:number-rows-spanned="2" office:value-type="string">
            <text:p text:style-name="P5"/>
          </table:table-cell>
          <table:table-cell table:style-name="calc_5f_data.B2" office:value-type="string">
            <text:p text:style-name="P6">Фланец (ступица)</text:p>
          </table:table-cell>
          <table:table-cell table:style-name="calc_5f_data.C3" table:number-rows-spanned="2" office:value-type="string">
            <text:p text:style-name="P5"/>
          </table:table-cell>
          <table:table-cell table:style-name="calc_5f_data.B2" office:value-type="string">
            <text:p text:style-name="P5"/>
          </table:table-cell>
          <table:table-cell table:style-name="calc_5f_data.E3" table:number-rows-spanned="2" office:value-type="string">
            <text:p text:style-name="P9"/>
          </table:table-cell>
        </table:table-row>
        <table:table-row table:style-name="calc_5f_data.3">
          <table:covered-table-cell/>
          <table:table-cell table:style-name="calc_5f_data.C3" office:value-type="string">
            <text:p text:style-name="P6">Корпус</text:p>
          </table:table-cell>
          <table:covered-table-cell/>
          <table:table-cell table:style-name="calc_5f_data.C3" office:value-type="string">
            <text:p text:style-name="P5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Fiery" xlink:href="Pictures/100000000000005E0000005E87693D6A068903B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margin-left="0.101cm" fo:margin-right="0cm" fo:margin-top="0.101cm" fo:margin-bottom="0cm" loext:contextual-spacing="false" fo:text-indent="0cm" style:auto-text-indent="false" fo:background-color="transparent" style:writing-mode="page"/>
      <style:text-properties fo:font-size="13pt" fo:font-weight="bold" officeooo:rsid="0026817a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d331a" officeooo:paragraph-rsid="00271c74"/>
    </style:style>
    <style:style style:name="MP2" style:family="paragraph" style:parent-style-name="Frame_20_contents" style:master-page-name="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font-size="8pt" fo:language="en" fo:country="US" fo:font-weight="normal" officeooo:rsid="0031f177" officeooo:paragraph-rsid="0031f177" style:font-size-asian="7pt" style:font-weight-asian="normal" style:font-size-complex="8pt" style:font-weight-complex="normal"/>
    </style:style>
    <style:style style:name="MP3" style:family="paragraph">
      <loext:graphic-properties draw:fill="none" draw:fill-color="#729fcf"/>
    </style:style>
    <style:style style:name="M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5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P8" style:family="paragraph" style:parent-style-name="Frame_20_contents" style:master-page-name="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 style:vertical-align="middle" style:writing-mode="page">
        <style:tab-stops/>
      </style:paragraph-properties>
      <style:text-properties fo:font-size="13pt" fo:language="ru" fo:country="RU" fo:font-weight="bold" officeooo:rsid="001d331a" officeooo:paragraph-rsid="001d331a" style:font-size-asian="11.3500003814697pt" style:font-weight-asian="bold" style:font-size-complex="13pt" style:font-weight-complex="bold"/>
    </style:style>
    <style:style style:name="M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Mfr1" style:family="graphic" style:parent-style-name="Frame">
      <style:graphic-properties fo:margin-left="0.101cm" fo:margin-right="0.101cm" fo:margin-top="0.101cm" fo:margin-bottom="0.101cm"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Mgr1" style:family="graphic">
      <style:graphic-properties svg:stroke-width="0.049cm" svg:stroke-color="#000000" draw:marker-start-width="0.494cm" draw:marker-end-width="0.494cm" draw:fill="none" draw:fill-color="#729fcf" draw:textarea-horizontal-align="justify" draw:textarea-vertical-align="middle" draw:auto-grow-height="false" fo:min-height="18.15cm" fo:min-width="27.951cm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draw:textarea-vertical-align="middle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draw:textarea-vertical-align="middle" fo:min-height="1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000000" draw:fill="none" draw:fill-color="#ffffff" draw:textarea-vertical-align="middle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838cm" fo:margin-bottom="0.471cm" fo:margin-left="2.184cm" fo:margin-right="1.111cm" fo:border="none" fo:padding="0cm" style:shadow="none" fo:background-color="transparent" style:writing-mode="lr-tb" draw:fill="none" draw:fill-color="#729fcf" draw:fill-image-name="Fiery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0.499cm" fo:margin-left="1cm" fo:margin-right="1cm" fo:border="none" fo:padding="0cm" style:shadow="none" fo:background-color="transparent" style:writing-mode="lr-tb" draw:fill="none" draw:fill-color="#729fcf" draw:fill-image-name="Fiery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3.2cm" fo:margin-left="0cm" fo:margin-right="0.011cm" fo:margin-bottom="0cm" fo:background-color="transparent" style:dynamic-spacing="false" draw:fill="none" draw:fill-color="#729fcf"/>
      </style:header-style>
      <style:footer-style>
        <style:header-footer-properties svg:height="1.87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first_5f_page" style:display-name="first_page" style:page-layout-name="Mpm6" style:next-style-name="second_5f_page"/>
    <style:master-page style:name="second_5f_page" style:display-name="second_page" style:page-layout-name="Mpm7">
      <style:header>
        <text:p text:style-name="MP1"><draw:frame draw:style-name="Mfr1" draw:name="ngroup" text:anchor-type="paragraph" svg:x="25.899cm" svg:y="-1.251cm" draw:z-index="11">
      <draw:text-box fo:min-height="1cm" fo:min-width="1cm">
       <text:p text:style-name="MP2"/>
      </draw:text-box>
     </draw:frame><draw:custom-shape text:anchor-type="paragraph" draw:z-index="9" draw:name="Фигура1" draw:style-name="Mgr1" draw:text-style-name="MP3" svg:width="28.001cm" svg:height="18.201cm" svg:x="-0.15cm" svg:y="0cm">
      <text:p/>
      <draw:enhanced-geometry svg:viewBox="0 0 21600 21600" draw:mirror-horizontal="false" draw:mirror-vertical="false" draw:type="rectangle" draw:enhanced-path="M 0 0 L 21600 0 21600 21600 0 21600 0 0 Z N"/>
     </draw:custom-shape><draw:frame text:anchor-type="paragraph" draw:z-index="8" draw:name="Фигура5" draw:style-name="Mgr2" draw:text-style-name="MP5" svg:width="4.001cm" svg:height="1.629cm" svg:x="23.85cm" svg:y="0cm">
      <draw:text-box>
       <text:p text:style-name="MP4"><text:span text:style-name="MT1">Приложение</text:span></text:p>
      </draw:text-box>
     </draw:frame><draw:line text:anchor-type="paragraph" draw:z-index="2" draw:name="Фигура2" draw:style-name="Mgr3" draw:text-style-name="MP6" svg:x1="27.85cm" svg:y1="1.63cm" svg:x2="-0.15cm" svg:y2="1.63cm">
      <text:p/>
     </draw:line><draw:line text:anchor-type="paragraph" draw:z-index="0" draw:name="Фигура11" draw:style-name="Mgr4" draw:text-style-name="MP6" svg:x1="23.85cm" svg:y1="0cm" svg:x2="23.85cm" svg:y2="1.628cm">
      <text:p/>
     </draw:line><draw:frame text:anchor-type="paragraph" draw:z-index="4" draw:name="Фигура12" draw:style-name="Mgr5" draw:text-style-name="MP7" svg:width="28.001cm" svg:height="1.103cm" svg:x="-0.15cm" svg:y="1.628cm">
      <draw:text-box>
       <text:p text:style-name="MP4"><text:span text:style-name="MT2">РАСЧЕТ ОСТАТОЧНОГО РЕСУРСА</text:span></text:p>
      </draw:text-box>
     </draw:frame><draw:line text:anchor-type="paragraph" draw:z-index="7" draw:name="Фигура13" draw:style-name="Mgr4" draw:text-style-name="MP6" svg:x1="27.85cm" svg:y1="2.731cm" svg:x2="-0.15cm" svg:y2="2.731cm">
      <text:p/>
     </draw:line><draw:frame draw:style-name="Mfr2" draw:name="header" text:anchor-type="paragraph" svg:x="-0.15cm" svg:y="0cm" svg:width="24.001cm" svg:height="1.63cm" draw:z-index="1">
      <draw:text-box>
       <text:p text:style-name="Frame_20_contents">ООО Газпром добыча Оренбург, ГПЗ, цех №1, У-730</text:p>
       <text:p text:style-name="Frame_20_contents">Задвижка клиновая (Ду50, Ру40)</text:p>
      </draw:text-box>
     </draw:frame></text:p>
      </style:header>
      <style:footer>
        <text:p text:style-name="Footer"><draw:frame draw:style-name="Mfr3" draw:name="footer" text:anchor-type="paragraph" svg:x="19.851cm" svg:y="0.071cm" svg:width="8.003cm" draw:z-index="5">
      <draw:text-box fo:min-height="1.002cm">
       <text:p text:style-name="MP8">Страница <text:page-number text:select-page="current">1</text:page-number> из <text:page-count>1</text:page-count></text:p>
      </draw:text-box>
     </draw:frame><draw:frame text:anchor-type="paragraph" draw:z-index="3" draw:name="Фигура8" draw:style-name="Mgr6" draw:text-style-name="MP10" svg:width="20.03cm" svg:height="1.001cm" svg:x="-0.18cm" svg:y="0.071cm">
      <draw:text-box>
       <text:p text:style-name="MP9"><text:span text:style-name="MT2">ТЕХДИАГНОСТИКА</text:span></text:p>
      </draw:text-box>
     </draw:frame><draw:line text:anchor-type="paragraph" draw:z-index="10" draw:name="Фигура9" draw:style-name="Mgr3" draw:text-style-name="MP6" svg:x1="-0.179cm" svg:y1="0.071cm" svg:x2="27.851cm" svg:y2="0.071cm">
      <text:p/>
     </draw:line><draw:line text:anchor-type="paragraph" draw:z-index="6" draw:name="Фигура10" draw:style-name="Mgr3" draw:text-style-name="MP6" svg:x1="19.851cm" svg:y1="0.071cm" svg:x2="19.851cm" svg:y2="1.071cm">
      <text:p/>
     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8:19:58.173000000</meta:creation-date>
    <dc:date>2017-03-30T11:40:00.941000000</dc:date>
    <meta:editing-duration>PT5H5M14S</meta:editing-duration>
    <meta:editing-cycles>27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18" meta:word-count="131" meta:character-count="1148" meta:non-whitespace-character-count="103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	oDoc = ThisComponent
	
'	oDoc.getDrawPage().getByIndex(1).String = "ООО Газпром добыча Оренбург, ГПЗ, цех №1, У-730" &amp;_
'	Chr(13) &amp; "Задвижка клиновая (Ду50, Ру40)"

'	oDoc.getDrawPage().getByIndex(1).String = "ООО У-730" &amp;	Chr(13) &amp; " клиновая (Ду50, Ру40)"
	oDoc.TextFrames.getByName("header1").String = "ООО Газпром добыча Оренбург, ГПЗ, цех №1, У-730" &amp;_
	Chr(13) &amp; "Задвижка клиновая (Ду50, Ру40)"
	oDoc.TextFrames.getByName("header2").String = "ООО Газпром добыча Оренбург, ГПЗ, цех №1, У-730" &amp;_
	Chr(13) &amp; "Задвижка клиновая (Ду50, Ру40)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